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color="#c9211e" loext:opacity="100%"/>
    </style:style>
    <style:style style:name="P2" style:family="paragraph" style:parent-style-name="Standard">
      <style:text-properties style:font-name="Arial1" fo:font-size="20pt" fo:font-weight="bold" officeooo:rsid="000f85cb" officeooo:paragraph-rsid="000f85cb" style:font-size-asian="20pt" style:font-weight-asian="bold" style:font-size-complex="20pt" style:font-weight-complex="bold"/>
    </style:style>
    <style:style style:name="P3" style:family="paragraph" style:parent-style-name="Text_20_body">
      <style:text-properties fo:color="#c9211e" loext:opacity="100%" style:font-name="Liberation Sans" fo:font-size="14pt" fo:font-weight="bold" style:font-name-asian="Microsoft YaHei" style:font-size-asian="14pt" style:font-weight-asian="bold" style:font-name-complex="Arial2" style:font-size-complex="14pt" style:font-weight-complex="bold"/>
    </style:style>
    <style:style style:name="P4" style:family="paragraph" style:parent-style-name="Text_20_body">
      <style:text-properties fo:color="#c9211e" loext:opacity="100%" style:font-name="Liberation Sans" fo:font-size="14pt" fo:font-weight="bold" officeooo:rsid="000f85cb" officeooo:paragraph-rsid="000f85cb" style:font-name-asian="Microsoft YaHei" style:font-size-asian="14pt" style:font-weight-asian="bold" style:font-name-complex="Arial2" style:font-size-complex="14pt" style:font-weight-complex="bold"/>
    </style:style>
    <style:style style:name="P5" style:family="paragraph" style:parent-style-name="Text_20_body">
      <style:text-properties fo:color="#c9211e" loext:opacity="100%" style:font-name="Liberation Sans" fo:font-size="16pt" fo:font-weight="bold" style:font-name-asian="Microsoft YaHei" style:font-size-asian="16pt" style:font-weight-asian="bold" style:font-name-complex="Arial2" style:font-size-complex="16pt" style:font-weight-complex="bold"/>
    </style:style>
    <style:style style:name="P6" style:family="paragraph" style:parent-style-name="Text_20_body">
      <style:text-properties fo:font-weight="bold" officeooo:rsid="000f85cb" officeooo:paragraph-rsid="000f85cb" style:font-weight-asian="bold" style:font-weight-complex="bold"/>
    </style:style>
    <style:style style:name="P7" style:family="paragraph" style:parent-style-name="Text_20_body">
      <style:text-properties fo:color="#000000" loext:opacity="100%" style:font-name="Liberation Sans" fo:font-size="16pt" fo:font-weight="bold" style:font-name-asian="Microsoft YaHei" style:font-size-asian="16pt" style:font-weight-asian="bold" style:font-name-complex="Arial2" style:font-size-complex="16pt" style:font-weight-complex="bold"/>
    </style:style>
    <style:style style:name="P8" style:family="paragraph" style:parent-style-name="Text_20_body">
      <style:text-properties fo:color="#000000" loext:opacity="100%" style:font-name="Liberation Sans" fo:font-size="12pt" fo:font-weight="bold" officeooo:rsid="000f85cb" officeooo:paragraph-rsid="00101c17" style:font-name-asian="Microsoft YaHei" style:font-size-asian="12pt" style:font-weight-asian="bold" style:font-name-complex="Arial2" style:font-size-complex="12pt" style:font-weight-complex="bold"/>
    </style:style>
    <style:style style:name="P9" style:family="paragraph" style:parent-style-name="Text_20_body" style:list-style-name="L2">
      <style:text-properties fo:color="#000000" loext:opacity="100%" style:font-name="Liberation Sans" fo:font-size="12pt" fo:font-weight="bold" officeooo:rsid="0011fd2e" officeooo:paragraph-rsid="0011fd2e" style:font-name-asian="Microsoft YaHei" style:font-size-asian="12pt" style:font-weight-asian="bold" style:font-name-complex="Arial2" style:font-size-complex="12pt" style:font-weight-complex="bold"/>
    </style:style>
    <style:style style:name="P10" style:family="paragraph" style:parent-style-name="Text_20_body" style:list-style-name="L2">
      <style:text-properties fo:color="#000000" loext:opacity="100%" style:font-name="Liberation Sans" fo:font-size="12pt" fo:font-weight="bold" officeooo:rsid="001338c7" officeooo:paragraph-rsid="001338c7" style:font-name-asian="Microsoft YaHei" style:font-size-asian="12pt" style:font-weight-asian="bold" style:font-name-complex="Arial2" style:font-size-complex="12pt" style:font-weight-complex="bold"/>
    </style:style>
    <style:style style:name="P11" style:family="paragraph" style:parent-style-name="Text_20_body">
      <style:text-properties fo:color="#000000" loext:opacity="100%" style:font-name="Liberation Sans" fo:font-size="12pt" fo:font-weight="bold" officeooo:rsid="001338c7" officeooo:paragraph-rsid="001338c7" style:font-name-asian="Microsoft YaHei" style:font-size-asian="12pt" style:font-weight-asian="bold" style:font-name-complex="Arial2" style:font-size-complex="12pt" style:font-weight-complex="bold"/>
    </style:style>
    <style:style style:name="P12" style:family="paragraph" style:parent-style-name="Text_20_body" style:list-style-name="L2">
      <style:text-properties fo:color="#000000" loext:opacity="100%" style:font-name="Liberation Sans" fo:font-size="12pt" fo:font-weight="bold" officeooo:rsid="0014e297" officeooo:paragraph-rsid="0014e297" style:font-name-asian="Microsoft YaHei" style:font-size-asian="12pt" style:font-weight-asian="bold" style:font-name-complex="Arial2" style:font-size-complex="12pt" style:font-weight-complex="bold"/>
    </style:style>
    <style:style style:name="P13" style:family="paragraph" style:parent-style-name="Text_20_body">
      <style:text-properties fo:color="#000000" loext:opacity="100%" style:font-name="Liberation Sans" fo:font-size="12pt" fo:font-weight="bold" officeooo:rsid="0014e297" officeooo:paragraph-rsid="0014e297" style:font-name-asian="Microsoft YaHei" style:font-size-asian="12pt" style:font-weight-asian="bold" style:font-name-complex="Arial2" style:font-size-complex="12pt" style:font-weight-complex="bold"/>
    </style:style>
    <style:style style:name="P14" style:family="paragraph" style:parent-style-name="Text_20_body">
      <style:text-properties fo:color="#000000" loext:opacity="100%" style:font-name="Liberation Sans" fo:font-size="12pt" fo:font-weight="normal" officeooo:rsid="00101c17" officeooo:paragraph-rsid="00101c17" style:font-name-asian="Microsoft YaHei" style:font-size-asian="12pt" style:font-weight-asian="normal" style:font-name-complex="Arial2" style:font-size-complex="12pt" style:font-weight-complex="normal"/>
    </style:style>
    <style:style style:name="P15" style:family="paragraph" style:parent-style-name="Text_20_body" style:list-style-name="L2">
      <style:text-properties fo:color="#000000" loext:opacity="100%" style:font-name="Liberation Sans" fo:font-size="12pt" fo:font-weight="normal" officeooo:rsid="0011fd2e" officeooo:paragraph-rsid="0011fd2e" style:font-name-asian="Microsoft YaHei" style:font-size-asian="12pt" style:font-weight-asian="normal" style:font-name-complex="Arial2" style:font-size-complex="12pt" style:font-weight-complex="normal"/>
    </style:style>
    <style:style style:name="P16" style:family="paragraph" style:parent-style-name="Text_20_body" style:list-style-name="L4">
      <style:text-properties fo:color="#000000" loext:opacity="100%" style:font-name="Liberation Sans" fo:font-size="12pt" fo:font-weight="normal" officeooo:rsid="0014e297" officeooo:paragraph-rsid="0014e297" style:font-name-asian="Microsoft YaHei" style:font-size-asian="12pt" style:font-weight-asian="normal" style:font-name-complex="Arial2" style:font-size-complex="12pt" style:font-weight-complex="normal"/>
    </style:style>
    <style:style style:name="P17" style:family="paragraph" style:parent-style-name="Text_20_body">
      <style:text-properties fo:color="#000000" loext:opacity="100%" style:font-name="Arial1" fo:font-size="12pt" fo:font-weight="normal" officeooo:rsid="000f85cb" officeooo:paragraph-rsid="000f85cb" style:font-name-asian="Microsoft YaHei" style:font-size-asian="10.5pt" style:font-weight-asian="normal" style:font-name-complex="Arial2" style:font-size-complex="12pt" style:font-weight-complex="normal"/>
    </style:style>
    <style:style style:name="P18" style:family="paragraph" style:parent-style-name="Text_20_body">
      <style:text-properties fo:color="#000000" loext:opacity="100%" style:font-name="Arial1" fo:font-size="12pt" fo:font-weight="normal" officeooo:rsid="00153759" officeooo:paragraph-rsid="00153759" style:font-name-asian="Microsoft YaHei" style:font-size-asian="10.5pt" style:font-weight-asian="normal" style:font-name-complex="Arial2" style:font-size-complex="12pt" style:font-weight-complex="normal"/>
    </style:style>
    <style:style style:name="P19" style:family="paragraph" style:parent-style-name="Text_20_body">
      <style:text-properties fo:font-weight="normal" officeooo:rsid="00101c17" officeooo:paragraph-rsid="00101c17" style:font-weight-asian="normal" style:font-weight-complex="normal"/>
    </style:style>
    <style:style style:name="P20" style:family="paragraph" style:parent-style-name="Text_20_body">
      <style:text-properties fo:font-weight="normal" officeooo:rsid="0011fd2e" officeooo:paragraph-rsid="0011fd2e" style:font-weight-asian="normal" style:font-weight-complex="normal"/>
    </style:style>
    <style:style style:name="P21" style:family="paragraph" style:parent-style-name="Text_20_body" style:list-style-name="L3">
      <style:text-properties fo:font-weight="normal" officeooo:rsid="0011fd2e" officeooo:paragraph-rsid="0011fd2e"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38c7" style:font-weight-asian="normal" style:font-weight-complex="normal"/>
    </style:style>
    <style:style style:name="T4" style:family="text">
      <style:text-properties fo:font-weight="normal" officeooo:rsid="0014e29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ma 1 Desarrollo web <text:s/>entorno cliente</text:p>
      <text:h text:style-name="Heading_20_2" text:outline-level="2">Características de la programación web </text:h>
      <text:p text:style-name="P4">Proceso para mostrar una web</text:p>
      <text:p text:style-name="P17"><text:span text:style-name="T1">1- </text:span>Ordenador solicita a un serv. Web una página</text:p>
      <text:p text:style-name="P17"><text:span text:style-name="T1">2-</text:span> El servidor busca esa página en un almacén de ficheros </text:p>
      <text:p text:style-name="P17"><text:span text:style-name="T1">3-</text:span> Si el servidor la encuentra esa página, la recupera</text:p>
      <text:p text:style-name="P17"><text:span text:style-name="T1">4-</text:span> Por último, es eviada al navegador para mostrarla</text:p>
      <text:h text:style-name="P1" text:outline-level="3">Páginas web estáticas y dinámicas </text:h>
      <text:p text:style-name="P6">Página estática</text:p>
      <text:p text:style-name="P19">Estas se encuentran almacenadas tal y como se crean es como se muestran. Estás no tienen modificaciones en ejecución salvo que un programador modifique su contenido.</text:p>
      <text:p text:style-name="P20">Estas tienen alguna ventajas como:</text:p>
      <text:list xml:id="list3584225515" text:style-name="L3">
        <text:list-item>
          <text:p text:style-name="P21">No es necesario saber programar, con HTML y CSS es suficiente</text:p>
        </text:list-item>
        <text:list-item>
          <text:p text:style-name="P21">Su contenido siempre es el mismo</text:p>
        </text:list-item>
        <text:list-item>
          <text:p text:style-name="P21">Solo necesitan un servidor web para ser mostradas</text:p>
        </text:list-item>
      </text:list>
      <text:p text:style-name="P8">Página dinámica</text:p>
      <text:p text:style-name="P14">Son las que van teniendo modificaciones en función de la interacción del usuario con ellas.</text:p>
      <text:p text:style-name="P14">Dentro de estas hay dos tipos:</text:p>
      <text:list xml:id="list1464885463" text:style-name="L2">
        <text:list-item>
          <text:p text:style-name="P15"><text:span text:style-name="T1">Aquellas que incluyen código que se ejecuta en el navegador</text:span>: Incluyen código(normalmente es JS) dentro del HTML . Este código incorpora funcionalidades que hacen que la web pueda cambiar completamente.<text:tab/></text:p>
          <text:p text:style-name="P10">Proceso de Ejecución:</text:p>
          <text:p text:style-name="P10">1- <text:s/><text:span text:style-name="T2">El cliente web solicita la web a un servidor</text:span></text:p>
          <text:p text:style-name="P10">2-<text:span text:style-name="T2"> El servidor la busca y la recupera</text:span></text:p>
          <text:p text:style-name="P10">3-<text:span text:style-name="T2"> El servidor web contacta con el módulo que ejecuta el código y este lo devuelve ejecutado</text:span></text:p>
          <text:p text:style-name="P10">4-<text:span text:style-name="T2"> Como proceso de ejecución puede ser necesario obtener algún dato del repositorio, como un registro almacenado en la base de datos</text:span></text:p>
          <text:p text:style-name="P10">5-<text:span text:style-name="T2"> El servidor web envía el resultado obtenido y lo muestra en pantalla</text:span></text:p>
        </text:list-item>
      </text:list>
      <text:p text:style-name="P11"><text:span text:style-name="T2"/></text:p>
      <text:p text:style-name="P11"><text:span text:style-name="T2"/></text:p>
      <text:p text:style-name="P11"><text:span text:style-name="T2"/></text:p>
      <text:list xml:id="list203605504521312" text:continue-numbering="true" text:style-name="L2">
        <text:list-item>
          <text:p text:style-name="P9"><text:soft-page-break/>Aplicaciones Web: <text:s/><text:span text:style-name="T3">Emplean páginas dinámicas </text:span><text:span text:style-name="T4">para crear aplicaciones que se ejecutan en un serv. Web y se muestran en un navegador.</text:span></text:p>
          <text:p text:style-name="P12">Ventajas de las aplicaciones web</text:p>
        </text:list-item>
        <text:list-item>
          <text:p text:style-name="P12"><text:span text:style-name="T2">No es necesario instalarlas en el equipo</text:span> <text:span text:style-name="T2">en el equipo en el que se vaya a utilizar</text:span></text:p>
        </text:list-item>
        <text:list-item>
          <text:p text:style-name="P12"><text:span text:style-name="T2">Son muy sencillas de gestionar</text:span></text:p>
        </text:list-item>
        <text:list-item>
          <text:p text:style-name="P12"><text:span text:style-name="T2">Para utilizarlas solo es necesario un navegador web</text:span></text:p>
        </text:list-item>
        <text:list-item>
          <text:p text:style-name="P12"><text:span text:style-name="T2">Se pueden utilizar siempre y cuando tengamos conexión con el servidor</text:span></text:p>
        </text:list-item>
      </text:list>
      <text:p text:style-name="P13"><text:span text:style-name="T2"><text:tab/></text:span>Desventajas de las aplicaciones web</text:p>
      <text:list xml:id="list2668524853" text:style-name="L4">
        <text:list-item>
          <text:p text:style-name="P16">El interface de usuario de las aplicaciones web es la página que se muestra en el navegador </text:p>
        </text:list-item>
        <text:list-item>
          <text:p text:style-name="P16">Dependes del servidor para ejecutarlas</text:p>
        </text:list-item>
        <text:list-item>
          <text:p text:style-name="P16">La información que se muestra en el navegador debe transmitirse desde el servidor</text:p>
        </text:list-item>
      </text:list>
      <text:p text:style-name="P3"/>
      <text:p text:style-name="P3">Ejecución de código en el servidor web y en el cliente </text:p>
      <text:p text:style-name="P18">Cuando solicitas una página web, el servidor puede ejecutar programas para generarla antes de enviártela. Esto se hace en el servidor. Además, las páginas web pueden contener código, generalmente en JavaScript, que se ejecuta en tu navegador y permite modificar la página y realizar acciones como animaciones.</text:p>
      <text:p text:style-name="Text_20_body">Tradicionalmente, el código en el navegador no podía acceder directamente a los datos en el servidor, por lo que se generaban nuevas páginas en el servidor para enviar información actualizada. Sin embargo, AJAX es una técnica que permite que el código en el navegador se comunique con el servidor para obtener información y actualizar la página sin necesidad de cargar una nueva.</text:p>
      <text:p text:style-name="Text_20_body">En el desarrollo web, se utilizan tanto la ejecución de código en el servidor como en el cliente, y estas dos tecnologías se complementan. El texto también menciona que en este módulo se aprenderá sobre el desarrollo en el lado del servidor, mientras que otro módulo se enfoca en la programación en el navegador.</text:p>
      <text:p text:style-name="P18"/>
      <text:p text:style-name="P3"/>
      <text:p text:style-name="P3"/>
      <text:p text:style-name="P3"/>
      <text:p text:style-name="P3"/>
      <text:p text:style-name="P3"/>
      <text:p text:style-name="P3"/>
      <text:p text:style-name="P7"><text:soft-page-break/>Tecnologías para programación web del lado del servidor </text:p>
      <text:p text:style-name="P3">Arquitecturas y plataformas </text:p>
      <text:p text:style-name="P3">Integración con el servidor web </text:p>
      <text:p text:style-name="P7">Lenguajes </text:p>
      <text:p text:style-name="P5">Código embebido en el lenguaje de marcas </text:p>
      <text:p text:style-name="P5">Herramientas de programación </text:p>
      <text:p text:style-name="P5">Programación web con Java </text:p>
      <text:p text:style-name="P5">Programación web con PHP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8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7T19:31:25.619000000</meta:creation-date>
    <dc:date>2023-09-27T20:36:03.587000000</dc:date>
    <meta:editing-duration>PT2M34S</meta:editing-duration>
    <meta:editing-cycles>1</meta:editing-cycles>
    <meta:document-statistic meta:table-count="0" meta:image-count="0" meta:object-count="0" meta:page-count="3" meta:paragraph-count="46" meta:word-count="579" meta:character-count="3408" meta:non-whitespace-character-count="2876"/>
    <meta:generator>LibreOffice/7.3.6.2$Windows_X86_64 LibreOffice_project/c28ca90fd6e1a19e189fc16c05f8f8924961e12e</meta:generator>
  </office:meta>
</office:document-meta>
</file>